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cm" svg:stroke-color="#ff0000" draw:marker-start-width="0.2cm" draw:marker-end-width="0.2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svg:stroke-width="0.051cm" svg:stroke-color="#ff0000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152cm" svg:stroke-color="#ff0000" draw:fill="solid" draw:fill-color="#ff0000" draw:textarea-horizontal-align="center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svg:stroke-width="0.102cm" svg:stroke-color="#0000ff" draw:marker-start-width="0.276cm" draw:marker-end-width="0.276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1cm" svg:stroke-color="#0000ff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cm" svg:stroke-color="#ff0000" draw:marker-start-width="0.124cm" draw:marker-end-width="0.124cm" draw:fill="solid" draw:fill-color="#ff0000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standard">
      <style:graphic-properties svg:stroke-width="0cm" svg:stroke-color="#ff0000" draw:fill="solid" draw:fill-color="#ff0000" draw:textarea-horizontal-align="center" draw:textarea-vertical-align="middle"/>
    </style:style>
    <style:style style:name="gr10" style:family="graphic" style:parent-style-name="standard">
      <style:graphic-properties svg:stroke-width="0cm" svg:stroke-color="#333333" draw:fill="solid" draw:fill-color="#333333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 fo:font-size="24pt" style:font-size-asian="24pt" style:font-size-complex="2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ff0000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3.54cm" svg:y="11.7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08cm" svg:y1="10.385cm" svg:x2="6.08cm" svg:y2="12.417cm">
          <text:p/>
        </draw:line>
        <draw:line draw:style-name="gr3" draw:text-style-name="P1" draw:layer="layout" svg:x1="4.805cm" svg:y1="10.29cm" svg:x2="6.075cm" svg:y2="10.29cm">
          <text:p/>
        </draw:line>
        <draw:line draw:style-name="gr3" draw:text-style-name="P1" draw:layer="layout" svg:x1="6.08cm" svg:y1="10.285cm" svg:x2="9.255cm" svg:y2="10.285cm">
          <text:p/>
        </draw:line>
        <draw:line draw:style-name="gr4" draw:text-style-name="P1" draw:layer="layout" svg:x1="9.091cm" svg:y1="10.309cm" svg:x2="13.46cm" svg:y2="10.385cm">
          <text:p/>
        </draw:line>
        <draw:line draw:style-name="gr4" draw:text-style-name="P1" draw:layer="layout" svg:x1="6.08cm" svg:y1="6.91cm" svg:x2="6.08cm" svg:y2="2.541cm">
          <text:p/>
        </draw:line>
        <draw:line draw:style-name="gr3" draw:text-style-name="P1" draw:layer="layout" svg:x1="6.08cm" svg:y1="7.01cm" svg:x2="6.08cm" svg:y2="10.185cm">
          <text:p/>
        </draw:line>
        <draw:line draw:style-name="gr5" draw:text-style-name="P1" draw:layer="layout" svg:x1="4.845cm" svg:y1="9.55cm" svg:x2="4.845cm" svg:y2="10.82cm">
          <text:p/>
        </draw:line>
        <draw:line draw:style-name="gr5" draw:text-style-name="P1" draw:layer="layout" svg:x1="5.445cm" svg:y1="6.915cm" svg:x2="6.715cm" svg:y2="6.915cm">
          <text:p/>
        </draw:line>
        <draw:line draw:style-name="gr5" draw:text-style-name="P1" draw:layer="layout" svg:x1="9.045cm" svg:y1="9.65cm" svg:x2="9.045cm" svg:y2="10.92cm">
          <text:p/>
        </draw:line>
        <draw:line draw:style-name="gr6" draw:text-style-name="P1" draw:layer="layout" svg:x1="5.745cm" svg:y1="14.12cm" svg:x2="6.38cm" svg:y2="13.485cm">
          <text:p/>
        </draw:line>
        <draw:line draw:style-name="gr5" draw:text-style-name="P1" draw:layer="layout" svg:x1="5.499cm" svg:y1="2.529cm" svg:x2="6.769cm" svg:y2="2.529cm">
          <text:p/>
        </draw:line>
        <draw:line draw:style-name="gr7" draw:text-style-name="P1" draw:layer="layout" svg:x1="3.505cm" svg:y1="10.29cm" svg:x2="4.775cm" svg:y2="10.29cm">
          <text:p/>
        </draw:line>
        <draw:frame draw:style-name="gr8" draw:text-style-name="P2" draw:layer="layout" svg:width="0.881cm" svg:height="1.275cm" svg:x="2.87cm" svg:y="9.89cm">
          <draw:text-box>
            <text:p><text:span text:style-name="T1">*</text:span></text:p>
          </draw:text-box>
        </draw:frame>
        <draw:frame draw:style-name="gr8" draw:text-style-name="P3" draw:layer="layout" svg:width="1.727cm" svg:height="0.788cm" svg:x="6.92cm" svg:y="2.17cm">
          <draw:text-box>
            <text:p><text:span text:style-name="T2">ETMY</text:span></text:p>
          </draw:text-box>
        </draw:frame>
        <draw:frame draw:style-name="gr8" draw:text-style-name="P3" draw:layer="layout" svg:width="1.562cm" svg:height="0.788cm" svg:x="6.921cm" svg:y="6.57cm">
          <draw:text-box>
            <text:p><text:span text:style-name="T2">ITMY</text:span></text:p>
          </draw:text-box>
        </draw:frame>
        <draw:frame draw:style-name="gr8" draw:text-style-name="P3" draw:layer="layout" svg:width="1.562cm" svg:height="0.788cm" svg:x="8.221cm" svg:y="10.97cm">
          <draw:text-box>
            <text:p><text:span text:style-name="T2">ITMX</text:span></text:p>
          </draw:text-box>
        </draw:frame>
        <draw:frame draw:style-name="gr8" draw:text-style-name="P3" draw:layer="layout" svg:width="1.727cm" svg:height="0.788cm" svg:x="12.721cm" svg:y="10.97cm">
          <draw:text-box>
            <text:p><text:span text:style-name="T2">ETMX</text:span></text:p>
          </draw:text-box>
        </draw:frame>
        <draw:frame draw:style-name="gr8" draw:text-style-name="P3" draw:layer="layout" svg:width="1.445cm" svg:height="0.788cm" svg:x="4.021cm" svg:y="10.87cm">
          <draw:text-box>
            <text:p><text:span text:style-name="T2">PRC</text:span></text:p>
          </draw:text-box>
        </draw:frame>
        <draw:line draw:style-name="gr5" draw:text-style-name="P1" draw:layer="layout" svg:x1="13.445cm" svg:y1="9.65cm" svg:x2="13.445cm" svg:y2="10.92cm">
          <text:p/>
        </draw:line>
        <draw:line draw:style-name="gr6" draw:text-style-name="P1" draw:layer="layout" svg:x1="6.38cm" svg:y1="12.821cm" svg:x2="5.745cm" svg:y2="12.186cm">
          <text:p/>
        </draw:line>
        <draw:line draw:style-name="gr6" draw:text-style-name="P1" draw:layer="layout" svg:x1="4.881cm" svg:y1="14.022cm" svg:x2="4.246cm" svg:y2="13.387cm">
          <text:p/>
        </draw:line>
        <draw:line draw:style-name="gr6" draw:text-style-name="P1" draw:layer="layout" svg:x1="4.345cm" svg:y1="12.822cm" svg:x2="4.98cm" svg:y2="12.187cm">
          <text:p/>
        </draw:line>
        <draw:line draw:style-name="gr9" draw:text-style-name="P1" draw:layer="layout" svg:x1="4.71cm" svg:y1="12.53cm" svg:x2="4.71cm" svg:y2="13.8cm">
          <text:p/>
        </draw:line>
        <draw:line draw:style-name="gr9" draw:text-style-name="P1" draw:layer="layout" svg:x1="6.11cm" svg:y1="12.63cm" svg:x2="6.11cm" svg:y2="13.9cm">
          <text:p/>
        </draw:line>
        <draw:line draw:style-name="gr9" draw:text-style-name="P1" draw:layer="layout" svg:x1="4.81cm" svg:y1="12.43cm" svg:x2="6.08cm" svg:y2="13.7cm">
          <text:p/>
        </draw:line>
        <draw:line draw:style-name="gr9" draw:text-style-name="P1" draw:layer="layout" svg:x1="4.81cm" svg:y1="13.7cm" svg:x2="6.08cm" svg:y2="12.43cm">
          <text:p/>
        </draw:line>
        <draw:line draw:style-name="gr9" draw:text-style-name="P1" draw:layer="layout" svg:x1="6.11cm" svg:y1="13.93cm" svg:x2="6.11cm" svg:y2="15.2cm">
          <text:p/>
        </draw:line>
        <draw:custom-shape draw:style-name="gr10" draw:text-style-name="P1" draw:layer="layout" svg:width="1.27cm" svg:height="1.27cm" svg:x="5.545cm" svg:y="15.34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8" draw:text-style-name="P3" draw:layer="layout" svg:width="1.538cm" svg:height="0.788cm" svg:x="7.521cm" svg:y="13.07cm">
          <draw:text-box>
            <text:p><text:span text:style-name="T2">OMC</text:span></text:p>
          </draw:text-box>
        </draw:frame>
        <draw:frame draw:style-name="gr8" draw:text-style-name="P3" draw:layer="layout" svg:width="2.692cm" svg:height="0.788cm" svg:x="6.721cm" svg:y="15.47cm">
          <draw:text-box>
            <text:p><text:span text:style-name="T2">Photodiode</text:span></text:p>
          </draw:text-box>
        </draw:frame>
        <draw:frame draw:style-name="gr11" draw:text-style-name="P4" draw:layer="layout" svg:width="1.56cm" svg:height="0.738cm" svg:x="1.57cm" svg:y="9.965cm">
          <draw:text-box>
            <text:p><text:span text:style-name="T3">Laser</text:span></text:p>
          </draw:text-box>
        </draw:frame>
        <draw:line draw:style-name="gr6" draw:text-style-name="P1" draw:layer="layout" svg:x1="5.746cm" svg:y1="10.621cm" svg:x2="6.381cm" svg:y2="9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8-01T20:50:02</meta:creation-date>
    <dc:date>2011-08-09T16:52:28</dc:date>
    <meta:editing-duration>PT00H22M20S</meta:editing-duration>
    <meta:editing-cycles>3</meta:editing-cycles>
    <meta:generator>NeoOffice/3.2$Unix OpenOffice.org_project/Patch 4</meta:generator>
    <meta:document-statistic meta:object-count="33"/>
  </office:meta>
</office:document-meta>
</file>